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a4434" officeooo:paragraph-rsid="001a4434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a4434" officeooo:paragraph-rsid="001a4434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a4434" officeooo:paragraph-rsid="001a4434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normal" officeooo:rsid="001a4434" officeooo:paragraph-rsid="001a4434" style:font-size-asian="10.5pt" style:font-weight-asian="normal" style:font-size-complex="12pt" style:font-weight-complex="normal"/>
    </style:style>
    <style:style style:name="T1" style:family="text">
      <style:text-properties officeooo:rsid="001bfd35"/>
    </style:style>
    <style:style style:name="T2" style:family="text">
      <style:text-properties officeooo:rsid="001c2a9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</text:p>
      <text:p text:style-name="P2"/>
      <text:p text:style-name="P2"/>
      <text:p text:style-name="P2">Član<text:span text:style-name="T1">a</text:span> ekipe:</text:p>
      <text:list xml:id="list3728034998" text:style-name="L1">
        <text:list-item>
          <text:p text:style-name="P3">David Slatinek</text:p>
        </text:list-item>
        <text:list-item>
          <text:p text:style-name="P3">Marcel Iskrač</text:p>
        </text:list-item>
      </text:list>
      <text:p text:style-name="P2"/>
      <text:p text:style-name="P2"/>
      <text:p text:style-name="P2">Ime ekipe:</text:p>
      <text:list xml:id="list2708498161" text:style-name="L2">
        <text:list-item>
          <text:p text:style-name="P4">Source code</text:p>
        </text:list-item>
      </text:list>
      <text:p text:style-name="P2"/>
      <text:p text:style-name="P2"/>
      <text:p text:style-name="P2">Tema: modul promet.</text:p>
      <text:p text:style-name="P2"/>
      <text:p text:style-name="P2">Predviden načrt:</text:p>
      <text:p text:style-name="P2">V načrtu <text:span text:style-name="T1">imava </text:span>zasnovati aplikacijo, ki bo spremljala vožnjo voznika in ga med vožnjo</text:p>
      <text:p text:style-name="P2">opozarjala o prometnih znakih, ki jih zazna kamera. Ko voznik konča z vožnjo, mu aplikacija</text:p>
      <text:p text:style-name="P2">vrne povzetek vožnje, ali je upošteval prometna pravila in ali je bila dinamika vožnje</text:p>
      <text:p text:style-name="P2">primerna. Hkrati <text:span text:style-name="T2">pa bi se </text:span>pridobljen<text:span text:style-name="T2">i</text:span> podatk<text:span text:style-name="T2">i shranili</text:span>, da si jih lahko uporabniki aplikacij</text:p>
      <text:p text:style-name="P2">ogledajo tudi kasneje in jih primerjajo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3:44:18.483882112</meta:creation-date>
    <dc:date>2021-09-06T13:49:50.149359104</dc:date>
    <meta:editing-duration>PT2M42S</meta:editing-duration>
    <meta:editing-cycles>3</meta:editing-cycles>
    <meta:generator>LibreOffice/7.2.0.4$Linux_X86_64 LibreOffice_project/20$Build-4</meta:generator>
    <meta:document-statistic meta:table-count="0" meta:image-count="0" meta:object-count="0" meta:page-count="1" meta:paragraph-count="13" meta:word-count="82" meta:character-count="499" meta:non-whitespace-character-count="433"/>
  </office:meta>
</office:document-meta>
</file>